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opertySqlParameterSourceTests.withNullBeanPassedTo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opertySqlParameterSourceTests.successfulPropertyAccessWithOverriddenSq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PropertySqlParameterSourceTests.toStringShowsParameter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PropertySqlParameterSourceTests.getValueWhereTheUnderlyingBeanPropertyIsNot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PropertySqlParameterSourceTests.hasValueWhereTheUnderlyingBeanHasNoSuch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opertySqlParameterSourceTests.toStringDoesNotShowType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PropertySqlParameterSourceTests.getValueWhereTheUnderlyingBeanHasNoSuch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PropertySqlParameterSourceTests.successfulProperty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ReadableProperties.setNoOp( String no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PropertySqlParameterSourceTests.hasValueWhereTheUnderlyingBeanPropertyIsNot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opertySqlParameterSourceTests.toStringShowsCustomSq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